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cripts/python/sheet_edit.py" manifest:media-type=""/>
  <manifest:file-entry manifest:full-path="Scripts/python/" manifest:media-type="application/binary"/>
  <manifest:file-entry manifest:full-path="Scripts/" manifest:media-type="application/binary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75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ce5" style:family="table-cell" style:parent-style-name="Default" style:data-style-name="N100"/>
    <style:style style:name="ce6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mgering/projects/dawson_deeds/reports/dawson.ods/content.xml"/>
              </form:properties>
              <office:event-listeners>
                <script:event-listener script:language="ooo:script" script:event-name="form:performaction" xlink:href="vnd.sun.star.script:sheet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1.4524in" svg:height="0.7843in" svg:x="1.0299in" svg:y="0.3346in" draw:control="control1"/>
        </table:shapes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E: The script for updating this from a csv file is embedded in this sheet!</text:p>
          </table:table-cell>
        </table:table-row>
        <table:table-row table:style-name="ro1">
          <table:table-cell/>
          <table:table-cell office:value-type="string" calcext:value-type="string">
            <text:p>If the script is updated, the embedded version must be updated (APSO edit function)</text:p>
          </table:table-cell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1" table:number-columns-repeated="2" table:default-cell-style-name="ce1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Sat Dec <text:s/>6 03:00:57 2025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file:///home/mgering/projects/dawson_deeds/reports/deed_url" xlink:type="simple">deed_url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CARTER, CLARENCE M JR TRUSTEE; CARTER, IVY Y TRUSTEE</text:p>
          </table:table-cell>
          <table:table-cell office:value-type="string" calcext:value-type="string">
            <text:p>1139</text:p>
          </table:table-cell>
          <table:table-cell office:value-type="date" office:date-value="2025-09-25" calcext:value-type="date">
            <text:p>09/25/2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REICHMEIDER, ROBERT WALTER; REICHMEIDER, PATRICIA</text:p>
          </table:table-cell>
          <table:table-cell office:value-type="string" calcext:value-type="string">
            <text:p>793</text:p>
          </table:table-cell>
          <table:table-cell office:value-type="date" office:date-value="2025-08-26" calcext:value-type="date">
            <text:p>08/26/25</text:p>
          </table:table-cell>
          <table:table-cell office:value-type="string" calcext:value-type="string">
            <text:p>303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PURYEAR, TOMMIE MARGUREITE TRUSTEE; TRUSTEE OF THE TOMMIE MARGUREITE PU</text:p>
          </table:table-cell>
          <table:table-cell office:value-type="string" calcext:value-type="string">
            <text:p>787</text:p>
          </table:table-cell>
          <table:table-cell office:value-type="date" office:date-value="2025-07-17" calcext:value-type="date">
            <text:p>07/17/2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NADHAN, EASWARAN GAYATRI TRUSTEE; EASWARAN AND DEEPA NADHAN TRUST</text:p>
          </table:table-cell>
          <table:table-cell office:value-type="string" calcext:value-type="string">
            <text:p>787</text:p>
          </table:table-cell>
          <table:table-cell office:value-type="date" office:date-value="2025-07-01" calcext:value-type="date">
            <text:p>07/01/25</text:p>
          </table:table-cell>
          <table:table-cell office:value-type="string" calcext:value-type="string">
            <text:p>290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ROSA WILLIAMS TRUSTEE; TRUSTEE OF ROSA WILLIAMS SHERK LIVI</text:p>
          </table:table-cell>
          <table:table-cell office:value-type="string" calcext:value-type="string">
            <text:p>1221</text:p>
          </table:table-cell>
          <table:table-cell office:value-type="date" office:date-value="2025-06-23" calcext:value-type="date">
            <text:p>06/23/2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BLONDIN, JOHN M &amp; PAMELA H</text:p>
          </table:table-cell>
          <table:table-cell office:value-type="string" calcext:value-type="string">
            <text:p>1687</text:p>
          </table:table-cell>
          <table:table-cell office:value-type="date" office:date-value="2025-06-13" calcext:value-type="date">
            <text:p>06/13/25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929 HOLDINGS LLC</text:p>
          </table:table-cell>
          <table:table-cell office:value-type="string" calcext:value-type="string">
            <text:p>1409</text:p>
          </table:table-cell>
          <table:table-cell office:value-type="date" office:date-value="2025-01-15" calcext:value-type="date">
            <text:p>01/15/25</text:p>
          </table:table-cell>
          <table:table-cell office:value-type="string" calcext:value-type="string">
            <text:p>415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 MORGAN LLC</text:p>
          </table:table-cell>
          <table:table-cell office:value-type="string" calcext:value-type="string">
            <text:p>1183</text:p>
          </table:table-cell>
          <table:table-cell office:value-type="date" office:date-value="2024-12-09" calcext:value-type="date">
            <text:p>12/09/24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</text:p>
          </table:table-cell>
          <table:table-cell office:value-type="string" calcext:value-type="string">
            <text:p>784</text:p>
          </table:table-cell>
          <table:table-cell office:value-type="date" office:date-value="2024-10-09" calcext:value-type="date">
            <text:p>10/09/24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298748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MCCOY, BEL GOVINDA</text:p>
          </table:table-cell>
          <table:table-cell office:value-type="string" calcext:value-type="string">
            <text:p>793</text:p>
          </table:table-cell>
          <table:table-cell office:value-type="date" office:date-value="2024-07-16" calcext:value-type="date">
            <text:p>07/16/24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PATEL, PARU ATUL</text:p>
          </table:table-cell>
          <table:table-cell office:value-type="string" calcext:value-type="string">
            <text:p>1139</text:p>
          </table:table-cell>
          <table:table-cell office:value-type="date" office:date-value="2024-06-05" calcext:value-type="date">
            <text:p>06/05/24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ROLLING WINGS LLC</text:p>
          </table:table-cell>
          <table:table-cell office:value-type="string" calcext:value-type="string">
            <text:p>2995</text:p>
          </table:table-cell>
          <table:table-cell office:value-type="date" office:date-value="2023-08-23" calcext:value-type="date">
            <text:p>08/23/23</text:p>
          </table:table-cell>
          <table:table-cell office:value-type="string" calcext:value-type="string">
            <text:p>1590000</text:p>
          </table:table-cell>
          <table:table-cell office:value-type="string" calcext:value-type="string">
            <text:p>1456786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1224</text:p>
          </table:table-cell>
          <table:table-cell office:value-type="date" office:date-value="2023-05-19" calcext:value-type="date">
            <text:p>05/19/23</text:p>
          </table:table-cell>
          <table:table-cell office:value-type="string" calcext:value-type="string">
            <text:p>478000</text:p>
          </table:table-cell>
          <table:table-cell office:value-type="string" calcext:value-type="string">
            <text:p>486415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WIS, WILBERT B TRUSTEE; WILBERT B LEWIS TRUST</text:p>
          </table:table-cell>
          <table:table-cell office:value-type="string" calcext:value-type="string">
            <text:p>2254</text:p>
          </table:table-cell>
          <table:table-cell office:value-type="date" office:date-value="2023-05-09" calcext:value-type="date">
            <text:p>05/09/23</text:p>
          </table:table-cell>
          <table:table-cell office:value-type="string" calcext:value-type="string">
            <text:p>835000</text:p>
          </table:table-cell>
          <table:table-cell office:value-type="string" calcext:value-type="string">
            <text:p>806919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9TH STREET INVESTMENT LLC</text:p>
          </table:table-cell>
          <table:table-cell office:value-type="string" calcext:value-type="string">
            <text:p>1139</text:p>
          </table:table-cell>
          <table:table-cell office:value-type="date" office:date-value="2023-03-23" calcext:value-type="date">
            <text:p>03/23/23</text:p>
          </table:table-cell>
          <table:table-cell office:value-type="string" calcext:value-type="string">
            <text:p>449500</text:p>
          </table:table-cell>
          <table:table-cell office:value-type="string" calcext:value-type="string">
            <text:p>442199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1164392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3391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817561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68817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56979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443364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1121376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1189464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526288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502961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87748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; 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20654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1255654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1208393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36408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</table:table>
      <table:table table:name="parking" table:style-name="ta1">
        <table:table-column table:style-name="co1" table:default-cell-style-name="ce5"/>
        <table:table-column table:style-name="co7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tg_bin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table table:name="info" table:style-name="ta1">
        <table:table-column table:style-name="co1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key_in_box_status</text:p>
          </table:table-cell>
          <table:table-cell office:value-type="string" calcext:value-type="string">
            <text:p>vents_inspected</text:p>
          </table:table-cell>
          <table:table-cell table:style-name="Default" office:value-type="string" calcext:value-type="string">
            <text:p>hwh_exp_date</text:p>
          </table:table-cell>
          <table:table-cell office:value-type="string" calcext:value-type="string">
            <text:p>rent_status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7-10-13" calcext:value-type="date">
            <text:p>10/13/27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6-04-20" calcext:value-type="date">
            <text:p>04/20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3-12-19" calcext:value-type="date">
            <text:p>12/19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4-06" calcext:value-type="date">
            <text:p>04/06/22</text:p>
          </table:table-cell>
          <table:table-cell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8" calcext:value-type="date">
            <text:p>02/28/28</text:p>
          </table:table-cell>
          <table:table-cell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7-15" calcext:value-type="date">
            <text:p>07/15/22</text:p>
          </table:table-cell>
          <table:table-cell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3-09" calcext:value-type="date">
            <text:p>03/09/28</text:p>
          </table:table-cell>
          <table:table-cell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07" calcext:value-type="date">
            <text:p>07/07/21</text:p>
          </table:table-cell>
          <table:table-cell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24" calcext:value-type="date">
            <text:p>04/24/22</text:p>
          </table:table-cell>
          <table:table-cell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2" calcext:value-type="date">
            <text:p>12/02/19</text:p>
          </table:table-cell>
          <table:table-cell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6" calcext:value-type="date">
            <text:p>12/0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14" calcext:value-type="date">
            <text:p>04/14/22</text:p>
          </table:table-cell>
          <table:table-cell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9-06" calcext:value-type="date">
            <text:p>09/06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3-05-23" calcext:value-type="date">
            <text:p>05/23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7-19" calcext:value-type="date">
            <text:p>07/19/1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5-16" calcext:value-type="date">
            <text:p>05/1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2-17" calcext:value-type="date">
            <text:p>02/17/22</text:p>
          </table:table-cell>
          <table:table-cell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8-21" calcext:value-type="date">
            <text:p>08/21/24</text:p>
          </table:table-cell>
          <table:table-cell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1-18" calcext:value-type="date">
            <text:p>01/18/22</text:p>
          </table:table-cell>
          <table:table-cell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31" calcext:value-type="date">
            <text:p>01/31/24</text:p>
          </table:table-cell>
          <table:table-cell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8" calcext:value-type="date">
            <text:p>06/18/26</text:p>
          </table:table-cell>
          <table:table-cell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2-22" calcext:value-type="date">
            <text:p>02/22/21</text:p>
          </table:table-cell>
          <table:table-cell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1999-01-01" calcext:value-type="date">
            <text:p>01/01/99</text:p>
          </table:table-cell>
          <table:table-cell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7-12" calcext:value-type="date">
            <text:p>07/12/23</text:p>
          </table:table-cell>
          <table:table-cell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7-20" calcext:value-type="date">
            <text:p>07/20/20</text:p>
          </table:table-cell>
          <table:table-cell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9-05" calcext:value-type="date">
            <text:p>09/05/23</text:p>
          </table:table-cell>
          <table:table-cell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5-01-16" calcext:value-type="date">
            <text:p>01/16/25</text:p>
          </table:table-cell>
          <table:table-cell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9-03" calcext:value-type="date">
            <text:p>09/03/20</text:p>
          </table:table-cell>
          <table:table-cell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6" calcext:value-type="date">
            <text:p>01/26/21</text:p>
          </table:table-cell>
          <table:table-cell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9-30" calcext:value-type="date">
            <text:p>09/30/26</text:p>
          </table:table-cell>
          <table:table-cell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10-24" calcext:value-type="date">
            <text:p>10/24/23</text:p>
          </table:table-cell>
          <table:table-cell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9" calcext:value-type="date">
            <text:p>06/19/26</text:p>
          </table:table-cell>
          <table:table-cell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4" calcext:value-type="date">
            <text:p>02/24/28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15" calcext:value-type="date">
            <text:p>10/15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3-20" calcext:value-type="date">
            <text:p>03/20/22</text:p>
          </table:table-cell>
          <table:table-cell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7-12" calcext:value-type="date">
            <text:p>07/12/27</text:p>
          </table:table-cell>
          <table:table-cell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3-21" calcext:value-type="date">
            <text:p>03/21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31" calcext:value-type="date">
            <text:p>07/31/21</text:p>
          </table:table-cell>
          <table:table-cell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06" calcext:value-type="date">
            <text:p>10/06/26</text:p>
          </table:table-cell>
          <table:table-cell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6-04-21" calcext:value-type="date">
            <text:p>04/21/1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1-31" calcext:value-type="date">
            <text:p>01/31/11</text:p>
          </table:table-cell>
          <table:table-cell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11-12" calcext:value-type="date">
            <text:p>11/12/24</text:p>
          </table:table-cell>
          <table:table-cell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3-21" calcext:value-type="date">
            <text:p>03/21/19</text:p>
          </table:table-cell>
          <table:table-cell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3" calcext:value-type="date">
            <text:p>08/13/20</text:p>
          </table:table-cell>
          <table:table-cell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3-06-28" calcext:value-type="date">
            <text:p>06/28/13</text:p>
          </table:table-cell>
          <table:table-cell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9-22" calcext:value-type="date">
            <text:p>09/22/27</text:p>
          </table:table-cell>
          <table:table-cell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4" calcext:value-type="date">
            <text:p>08/14/20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11-15" calcext:value-type="date">
            <text:p>11/15/27</text:p>
          </table:table-cell>
          <table:table-cell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9-05" calcext:value-type="date">
            <text:p>09/05/24</text:p>
          </table:table-cell>
          <table:table-cell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7-28" calcext:value-type="date">
            <text:p>07/28/19</text:p>
          </table:table-cell>
          <table:table-cell/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10" table:target-range-address="info.A1:info.E7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 $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/00/0000</text:date>, <text:time style:data-style-name="N2" text:time-value="12:12:23.4807063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ke Gering</meta:initial-creator>
    <meta:creation-date>2023-01-01T18:52:41.291879726</meta:creation-date>
    <dc:date>2025-12-06T12:12:52.803367106</dc:date>
    <meta:editing-duration>P3DT23H40M31S</meta:editing-duration>
    <meta:editing-cycles>143</meta:editing-cycles>
    <meta:generator>LibreOffice/25.8.1.1$Linux_X86_64 LibreOffice_project/580$Build-1</meta:generator>
    <meta:document-statistic meta:table-count="11" meta:cell-count="1316" meta:object-count="1"/>
  </office:meta>
</office:document-meta>
</file>